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ea3" officeooo:paragraph-rsid="00144ea3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144ea3" officeooo:paragraph-rsid="003264e5"/>
    </style:style>
    <style:style style:name="P3" style:family="paragraph" style:parent-style-name="Standard">
      <style:text-properties officeooo:rsid="002c2e1c" officeooo:paragraph-rsid="002c2e1c"/>
    </style:style>
    <style:style style:name="P4" style:family="paragraph" style:parent-style-name="Standard">
      <style:text-properties officeooo:rsid="002d2bed" officeooo:paragraph-rsid="002e599e"/>
    </style:style>
    <style:style style:name="P5" style:family="paragraph" style:parent-style-name="Standard">
      <style:text-properties officeooo:rsid="002d2bed" officeooo:paragraph-rsid="002f1068"/>
    </style:style>
    <style:style style:name="P6" style:family="paragraph" style:parent-style-name="Standard">
      <style:text-properties officeooo:rsid="002d2bed" officeooo:paragraph-rsid="00484871"/>
    </style:style>
    <style:style style:name="P7" style:family="paragraph" style:parent-style-name="Standard">
      <style:text-properties officeooo:rsid="0030623c" officeooo:paragraph-rsid="0030623c"/>
    </style:style>
    <style:style style:name="P8" style:family="paragraph" style:parent-style-name="Standard">
      <style:text-properties style:text-underline-style="solid" style:text-underline-width="auto" style:text-underline-color="font-color" officeooo:rsid="002d2bed" officeooo:paragraph-rsid="002d2bed"/>
    </style:style>
    <style:style style:name="P9" style:family="paragraph" style:parent-style-name="Standard">
      <style:text-properties style:text-underline-style="solid" style:text-underline-width="auto" style:text-underline-color="font-color" officeooo:rsid="002f1068" officeooo:paragraph-rsid="002f1068"/>
    </style:style>
    <style:style style:name="P10" style:family="paragraph" style:parent-style-name="Standard">
      <style:text-properties style:text-underline-style="solid" style:text-underline-width="auto" style:text-underline-color="font-color" officeooo:rsid="00330ca0" officeooo:paragraph-rsid="00330ca0"/>
    </style:style>
    <style:style style:name="P11" style:family="paragraph" style:parent-style-name="Standard">
      <style:text-properties style:text-underline-style="solid" style:text-underline-width="auto" style:text-underline-color="font-color" officeooo:rsid="0016fbe1" officeooo:paragraph-rsid="0016fbe1"/>
    </style:style>
    <style:style style:name="P12" style:family="paragraph" style:parent-style-name="Standard">
      <style:text-properties officeooo:rsid="00330ca0" officeooo:paragraph-rsid="0033e1a0"/>
    </style:style>
    <style:style style:name="P13" style:family="paragraph" style:parent-style-name="Standard">
      <style:text-properties officeooo:rsid="00330ca0" officeooo:paragraph-rsid="0036318d"/>
    </style:style>
    <style:style style:name="P14" style:family="paragraph" style:parent-style-name="Standard">
      <style:text-properties officeooo:rsid="002e599e" officeooo:paragraph-rsid="002e599e"/>
    </style:style>
    <style:style style:name="P15" style:family="paragraph" style:parent-style-name="Standard">
      <style:text-properties officeooo:rsid="0048ff0a" officeooo:paragraph-rsid="0048ff0a"/>
    </style:style>
    <style:style style:name="P16" style:family="paragraph" style:parent-style-name="Standard">
      <style:text-properties officeooo:rsid="002c2e1c" officeooo:paragraph-rsid="002c2e1c"/>
    </style:style>
    <style:style style:name="P17" style:family="paragraph" style:parent-style-name="Standard">
      <style:text-properties officeooo:rsid="004b612c" officeooo:paragraph-rsid="004b612c"/>
    </style:style>
    <style:style style:name="T1" style:family="text">
      <style:text-properties officeooo:rsid="002e599e"/>
    </style:style>
    <style:style style:name="T2" style:family="text">
      <style:text-properties officeooo:rsid="002e9460"/>
    </style:style>
    <style:style style:name="T3" style:family="text">
      <style:text-properties officeooo:rsid="003264e5"/>
    </style:style>
    <style:style style:name="T4" style:family="text">
      <style:text-properties officeooo:rsid="003781bc"/>
    </style:style>
    <style:style style:name="T5" style:family="text">
      <style:text-properties officeooo:rsid="00419588"/>
    </style:style>
    <style:style style:name="T6" style:family="text">
      <style:text-properties officeooo:rsid="004292bf"/>
    </style:style>
    <style:style style:name="T7" style:family="text">
      <style:text-properties officeooo:rsid="0044bbe1"/>
    </style:style>
    <style:style style:name="T8" style:family="text">
      <style:text-properties officeooo:rsid="00484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ing:</text:p>
      <text:p text:style-name="P1"/>
      <text:p text:style-name="P7">DONT FORGET TO TURN MACHINES OFF!!!</text:p>
      <text:p text:style-name="P1"/>
      <text:p text:style-name="P11">Local:</text:p>
      <text:p text:style-name="P3">Buffer size <text:span text:style-name="T2">impact </text:span>on <text:span text:style-name="T2">sweep and</text:span> pseudorehearsal – sizes in log and bash.sh – <text:span text:style-name="T7">waiting on 100 and 1000 ---NEEDS COLLECTING! FINISHED!</text:span></text:p>
      <text:p text:style-name="P3"/>
      <text:p text:style-name="P17">Wine-quality from UCI</text:p>
      <text:p text:style-name="P3"/>
      <text:p text:style-name="P2">Tensorflow:</text:p>
      <text:p text:style-name="P6"><text:span text:style-name="T1">Dropout at 0.1 – 0.5 </text:span>– <text:span text:style-name="T8">base population 20</text:span></text:p>
      <text:p text:style-name="P8"><text:span text:style-name="T3">Server Three</text:span>:</text:p>
      <text:p text:style-name="P4">MLP for 1,2,4,8,10 hidden layers – <text:span text:style-name="T5">8 and 10 to go, graphed evrything else</text:span></text:p>
      <text:p text:style-name="P4"/>
      <text:p text:style-name="P9"><text:span text:style-name="T3">Server </text:span>Four: </text:p>
      <text:p text:style-name="P5"><text:span text:style-name="T1">Dropout at 0.4 for </text:span><text:s/>1,2,4,<text:span text:style-name="T6">6,</text:span>8,10 hidden layers – <text:span text:style-name="T6">8 and 10 to go, none graphed yet</text:span></text:p>
      <text:p text:style-name="P5"/>
      <text:p text:style-name="P10">Server Five:</text:p>
      <text:p text:style-name="P12">Dropout with ReLU base population 1,5,20, one hidden layer -</text:p>
      <text:p text:style-name="P13">Dropout with ReLU base population 1,5,20, <text:span text:style-name="T4">two</text:span> hidden layer<text:span text:style-name="T4">s</text:span></text:p>
      <text:p text:style-name="P4"/>
      <text:p text:style-name="P14">Todo:</text:p>
      <text:p text:style-name="P4"/>
      <text:p text:style-name="P4">-- <text:span text:style-name="T1">Iris, Mnist and then aux network (remember ranges for pseudoitems)</text:span></text:p>
      <text:p text:style-name="P15">-- Adam for bigger base populations</text:p>
      <text:p text:style-name="P15">-= Changing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0:07:37.787236417</meta:creation-date>
    <dc:date>2018-10-02T12:36:43.314029729</dc:date>
    <meta:editing-duration>P1DT6H41M3S</meta:editing-duration>
    <meta:editing-cycles>43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113" meta:character-count="687" meta:non-whitespace-character-count="584"/>
  </office:meta>
</office:document-meta>
</file>